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ValuedField.removeValu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ultiValuedField.getModificationIte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ultiValuedField.MultiValuedField( String id , Set initi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ValuedField.getInitial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dField.getCurren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dField.isUpdateNee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ValuedField.addValu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